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style:font-name="FreeSan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4pt" officeooo:paragraph-rsid="00057f81" style:font-size-asian="14pt" style:font-size-complex="14pt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name-complex="Times New Roman1" style:font-size-complex="12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Student ID: BC240200311</text:span></text:p>
      <text:p text:style-name="P4"><text:span text:style-name="T4">Student Name: Shehzad Iqbal<text:line-break/></text:span></text:p>
      <text:p text:style-name="P2"><text:span text:style-name="T2">Digital Logic Design (CS302)</text:span> </text:p>
      <text:p text:style-name="P2">Assignment # 01</text:p>
      <text:p text:style-name="P3"/>
      <text:h text:style-name="P1" text:outline-level="3">Steps:</text:h>
      <text:list xml:id="list3881660569" text:style-name="L1">
        <text:list-item>
          <text:p text:style-name="P6"><text:span text:style-name="Strong_20_Emphasis">Split into IEEE 754 Components</text:span>:</text:p>
          <text:list>
            <text:list-item>
              <text:p text:style-name="P6"><text:span text:style-name="Strong_20_Emphasis">Sign (S)</text:span>: <text:span text:style-name="Source_20_Text">1</text:span> (indicates the number is negative).</text:p>
            </text:list-item>
            <text:list-item>
              <text:p text:style-name="P6"><text:span text:style-name="Strong_20_Emphasis">Exponent (E)</text:span>: <text:span text:style-name="Source_20_Text">10001001</text:span> (binary).</text:p>
            </text:list-item>
            <text:list-item>
              <text:p text:style-name="P5"><text:span text:style-name="Strong_20_Emphasis">Mantissa (M)</text:span>: <text:span text:style-name="Source_20_Text">10110101011010111000111</text:span> (fractional part).</text:p>
            </text:list-item>
          </text:list>
        </text:list-item>
      </text:list>
      <text:list xml:id="list2419567066" text:style-name="L2">
        <text:list-item>
          <text:p text:style-name="P8"><text:span text:style-name="Strong_20_Emphasis">Calculate Exponent</text:span>:</text:p>
          <text:list>
            <text:list-item>
              <text:p text:style-name="P8">Binary <text:span text:style-name="Source_20_Text">10001001</text:span> → Decimal: E=27+23+20=137.</text:p>
            </text:list-item>
            <text:list-item>
              <text:p text:style-name="P7"><text:span text:style-name="Strong_20_Emphasis">Actual Exponent</text:span>: E−127=137−127=10.</text:p>
            </text:list-item>
          </text:list>
        </text:list-item>
      </text:list>
      <text:list xml:id="list878509198" text:style-name="L3">
        <text:list-item>
          <text:p text:style-name="P10"><text:span text:style-name="Strong_20_Emphasis">Normalize Mantissa</text:span>:</text:p>
          <text:list>
            <text:list-item>
              <text:p text:style-name="P10">The implicit leading <text:span text:style-name="Source_20_Text">1</text:span> makes M=1.10110101011010111000111.</text:p>
            </text:list-item>
            <text:list-item>
              <text:p text:style-name="P9">Convert fractional part: </text:p>
            </text:list-item>
          </text:list>
        </text:list-item>
      </text:list>
      <text:list xml:id="list1842930605" text:style-name="L5">
        <text:list-item>
          <text:p text:style-name="P12"><text:span text:style-name="Strong_20_Emphasis">Compute Decimal Value</text:span>:</text:p>
          <text:list>
            <text:list-item>
              <text:p text:style-name="P12">Formula: Value=(−1)S×2Exponent×M</text:p>
            </text:list-item>
            <text:list-item>
              <text:p text:style-name="P12">Substitute values: Value=(−1)1×210×1.7108154296875</text:p>
            </text:list-item>
            <text:list-item>
              <text:p text:style-name="P11">210=1024, so: Value=−1×1024×1.7108154296875=−1752.6357421875</text:p>
            </text:list-item>
          </text:list>
        </text:list-item>
      </text:list>
      <text:h text:style-name="Heading_20_3" text:outline-level="3">Final Answer:</text:h>
      <text:p text:style-name="Text_20_body">−1752.635742187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6:12:43.488062847</meta:creation-date>
    <dc:date>2024-11-17T16:43:14.501869963</dc:date>
    <meta:editing-duration>PT10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86" meta:character-count="674" meta:non-whitespace-character-count="620"/>
  </office:meta>
</office:document-meta>
</file>